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indent="0cm" style:auto-text-indent="false"/>
    </style:style>
    <style:style style:name="T1" style:family="text">
      <style:text-properties fo:color="#2a6099"/>
    </style:style>
    <style:style style:name="T2" style:family="text">
      <style:text-properties fo:color="#219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cra</text:span>, the capital city of Ghana, is a bustling metropolis with a mix of modern buildings and historical landmarks.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0:49.789568905</meta:creation-date>
    <dc:date>2023-05-23T11:13:03.733615015</dc:date>
    <meta:editing-duration>PT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9" meta:character-count="115" meta:non-whitespace-character-count="97"/>
  </office:meta>
</office:document-meta>
</file>